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2.2854in"/>
    </style:style>
    <style:style style:name="co3" style:family="table-column">
      <style:table-column-properties fo:break-before="auto" style:column-width="3.1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7.70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5"/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Office Name</text:p>
          </table:table-cell>
          <table:table-cell office:value-type="string" calcext:value-type="string">
            <text:p>Web addres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auqier County</text:p>
          </table:table-cell>
          <table:table-cell office:value-type="string" calcext:value-type="string">
            <text:p>http://www.fauquiercounty.gov/government/departments-h-z/procurement/bids-proposal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rfax County 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airfax County Government</text:p>
          </table:table-cell>
          <table:table-cell office:value-type="string" calcext:value-type="string">
            <text:p>http://www.fairfaxcounty.gov/solicitation/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PEA</text:p>
          </table:table-cell>
          <table:table-cell office:value-type="string" calcext:value-type="string">
            <text:p>http://www.fairfaxcounty.gov/dpmm/solic2.htm#ppe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ign Consultant Contracts Public Works &amp; Environmental Services</text:p>
          </table:table-cell>
          <table:table-cell table:style-name="ce1" office:value-type="string" calcext:value-type="string">
            <text:p>http://www.fairfaxcounty.gov/dpwes/construction/designadvert.ht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ity of Alexandri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ity of Alexandia </text:p>
          </table:table-cell>
          <table:table-cell office:value-type="string" calcext:value-type="string">
            <text:p>https://eprocure.alexandriava.gov/bso/external/publicBids.s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exandria City Public Schools</text:p>
          </table:table-cell>
          <table:table-cell office:value-type="string" calcext:value-type="string">
            <text:p>http://www.acps.k12.va.us/financial-services/purchasing/bids.ph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fford County</text:p>
          </table:table-cell>
          <table:table-cell office:value-type="string" calcext:value-type="string">
            <text:p>http://staffordcountyva.gov/Bids.aspx?CatID=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udoun County</text:p>
          </table:table-cell>
          <table:table-cell office:value-type="string" calcext:value-type="string">
            <text:p>https://www.loudoun.gov/Bids.asp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ince William County</text:p>
          </table:table-cell>
          <table:table-cell office:value-type="string" calcext:value-type="string">
            <text:p>http://eservice2.pwcgov.org/eservices/procurement/Solicit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ssas</text:p>
          </table:table-cell>
          <table:table-cell office:value-type="string" calcext:value-type="string">
            <text:p>http://www.manassascity.org/Bids.asp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arke County</text:p>
          </table:table-cell>
          <table:table-cell office:value-type="string" calcext:value-type="string">
            <text:p>http://clarkecounty.gov/government/county-documents/finance/solicitations.htm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ren County</text:p>
          </table:table-cell>
          <table:table-cell office:value-type="string" calcext:value-type="string">
            <text:p>http://www.warrencountyva.net/government-2/agencies-public-information/procurement-opportunities.htm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ity of Winchester</text:p>
          </table:table-cell>
          <table:table-cell office:value-type="string" calcext:value-type="string">
            <text:p>https://www.winchesterva.gov/purchasing/itbrf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derick County</text:p>
          </table:table-cell>
          <table:table-cell office:value-type="string" calcext:value-type="string">
            <text:p>eV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lington County</text:p>
          </table:table-cell>
          <table:table-cell office:value-type="string" calcext:value-type="string">
            <text:p>eV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ge County</text:p>
          </table:table-cell>
          <table:table-cell office:value-type="string" calcext:value-type="string">
            <text:p>http://www.pagecounty.virginia.gov/bids.asp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ppahannock County</text:p>
          </table:table-cell>
          <table:table-cell office:value-type="string" calcext:value-type="string">
            <text:p>http://www.rappahannockcountyva.gov/notices.htm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lpeper County</text:p>
          </table:table-cell>
          <table:table-cell office:value-type="string" calcext:value-type="string">
            <text:p>https://www.ebidexchange.com/SolicitationList.aspx?cid=90df3007-057b-4424-ac8e-f38a9cc07bef&amp;uid=00000000-0000-0000-0000-000000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ontgomery County</text:p>
          </table:table-cell>
          <table:table-cell office:value-type="string" calcext:value-type="string">
            <text:p>http://www.montgomerycountymd.gov/pro/contract.htm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ince Georges County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ite 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uqier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www.fauquiercounty.gov/government/departments-h-z/procurement/bids-proposals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irfax County </text:p>
          </table:table-cell>
          <table:table-cell office:value-type="string" calcext:value-type="string">
            <text:p>Fairfax County Government</text:p>
          </table:table-cell>
          <table:table-cell office:value-type="string" calcext:value-type="string">
            <text:p>http://www.fairfaxcounty.gov/solicitation/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irfax County </text:p>
          </table:table-cell>
          <table:table-cell office:value-type="string" calcext:value-type="string">
            <text:p>PPEA</text:p>
          </table:table-cell>
          <table:table-cell office:value-type="string" calcext:value-type="string">
            <text:p>http://www.fairfaxcounty.gov/dpmm/solic2.htm#ppea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irfax County </text:p>
          </table:table-cell>
          <table:table-cell office:value-type="string" calcext:value-type="string">
            <text:p>Design Consultant Contracts Public Works &amp; Environmental Services</text:p>
          </table:table-cell>
          <table:table-cell table:style-name="ce1" office:value-type="string" calcext:value-type="string">
            <text:p>http://www.fairfaxcounty.gov/dpwes/construction/designadvert.htm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ity of Alexandria</text:p>
          </table:table-cell>
          <table:table-cell office:value-type="string" calcext:value-type="string">
            <text:p>City of Alexandria </text:p>
          </table:table-cell>
          <table:table-cell office:value-type="string" calcext:value-type="string">
            <text:p>https://eprocure.alexandriava.gov/bso/external/publicBids.sdo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ity of Alexandria</text:p>
          </table:table-cell>
          <table:table-cell office:value-type="string" calcext:value-type="string">
            <text:p>Alexandria City Public Schools</text:p>
          </table:table-cell>
          <table:table-cell office:value-type="string" calcext:value-type="string">
            <text:p>http://www.acps.k12.va.us/financial-services/purchasing/bids.php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staffordcountyva.gov/Bids.aspx?CatID=23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oudoun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s://www.loudoun.gov/Bids.asp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rince William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eservice2.pwcgov.org/eservices/procurement/Solicitations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Manassas ci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www.manassascity.org/Bids.asp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clarkecounty.gov/government/county-documents/finance/solicitations.html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www.warrencountyva.net/government-2/agencies-public-information/procurement-opportunities.html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ity of Winchester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s://www.winchesterva.gov/purchasing/itbrfp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s://eva.virginia.gov/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rlington County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s://eva.virginia.gov/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www.pagecounty.virginia.gov/bids.asp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appahannock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://www.rappahannockcountyva.gov/notices.html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ulpeper County</text:p>
          </table:table-cell>
          <table:table-cell office:value-type="string" calcext:value-type="string">
            <text:p>County Website</text:p>
          </table:table-cell>
          <table:table-cell office:value-type="string" calcext:value-type="string">
            <text:p>https://www.ebidexchange.com/SolicitationList.aspx?cid=90df3007-057b-4424-ac8e-f38a9cc07bef&amp;uid=00000000-0000-0000-0000-00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Petroff</meta:initial-creator>
    <meta:creation-date>2016-12-09T02:17:58</meta:creation-date>
    <dc:date>2016-12-15T17:23:27.110726972</dc:date>
    <meta:generator>LibreOffice/4.2.8.2$Linux_x86 LibreOffice_project/420m0$Build-2</meta:generator>
    <meta:document-statistic meta:table-count="2" meta:cell-count="123" meta:object-count="0"/>
    <meta:user-defined meta:name="AppVersion">14.0300</meta:user-defined>
    <meta:user-defined meta:name="Company">Radfo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